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6d3e" officeooo:paragraph-rsid="00126d3e"/>
    </style:style>
    <style:style style:name="P2" style:family="paragraph" style:parent-style-name="Text_20_body" style:list-style-name="L1"/>
    <style:style style:name="P3" style:family="paragraph" style:parent-style-name="Text_20_body">
      <style:text-properties officeooo:rsid="00126d3e" officeooo:paragraph-rsid="00126d3e"/>
    </style:style>
    <style:style style:name="P4" style:family="paragraph" style:parent-style-name="Text_20_body" style:list-style-name="L1">
      <style:paragraph-properties fo:margin-top="0in" fo:margin-bottom="0in" loext:contextual-spacing="false"/>
    </style:style>
    <style:style style:name="T1" style:family="text">
      <style:text-properties officeooo:rsid="00138e0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th Planning – Using rosbag files to create a polygon for coverage map input</text:p>
      <text:p text:style-name="P1"/>
      <text:p text:style-name="P3">Run two perimeter runs; Save both rosbag files into .csv files with the time delta, time stamp and lat/lon</text:p>
      <text:list xml:id="list587517834" text:style-name="L1">
        <text:list-item>
          <text:list>
            <text:list-item>
              <text:p text:style-name="P4">'collins_dr_62_A_from_rosbag_run1'</text:p>
            </text:list-item>
            <text:list-item>
              <text:p text:style-name="P4">'collins_dr_62_A_from_rosbag_run2'</text:p>
            </text:list-item>
          </text:list>
        </text:list-item>
        <text:list-item>
          <text:p text:style-name="P4">I have ran two paths. One included more areas beyond the 'main' cutting area which can be used later.</text:p>
        </text:list-item>
        <text:list-item>
          <text:p text:style-name="P4">I have written the program 'rosbag_latlon_to_json_and_csv.py' to read from the /fix topic in a rosbag and extract the lat/lon data and put into .csv files</text:p>
        </text:list-item>
        <text:list-item>
          <text:p text:style-name="P4">I then manually merged the .csv data in excel to get the points only for the <text:span text:style-name="T1">desired</text:span> cutting area and placed that data in a different .csv file 'collins_dr_62_A_from_rosbag_combined.csv'. I visually inspected the plots from the two separate runs and kept points that I deemed best. Part of that process included attributing each point with identifiers to show which segment the point was associated with and the sequence the point should be run in for the counter-clockwise path. I used Plotjuggler to review the quality of the points and get time stamps to determine which points to keep and to discard. I used PowerPoint to document the segments that I needed to separate out.</text:p>
        </text:list-item>
        <text:list-item>
          <text:p text:style-name="P2">I have written the program 'path_csv_file_to_cartesian.py' to convert the lat/lon data into Cartesian coordinates (i.e. x and y points), and then plot those coordinates using matplotlib following a counter clockwise pattern.</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7T18:51:46.482409559</meta:creation-date>
    <dc:date>2023-11-27T22:18:00.958750656</dc:date>
    <meta:editing-duration>PT1H26M4S</meta:editing-duration>
    <meta:editing-cycles>1</meta:editing-cycles>
    <meta:document-statistic meta:table-count="0" meta:image-count="0" meta:object-count="0" meta:page-count="1" meta:paragraph-count="8" meta:word-count="229" meta:character-count="1414" meta:non-whitespace-character-count="1198"/>
    <meta:generator>LibreOffice/6.4.7.2$Linux_X86_64 LibreOffice_project/40$Build-2</meta:generator>
  </office:meta>
</office:document-meta>
</file>